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300855526559785792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4149326061242328012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7T14:22:11.43</dc:date>
    <dc:creator>James Lombardi</dc:creator>
    <meta:editing-duration>PT19H25M14S</meta:editing-duration>
    <meta:editing-cycles>108</meta:editing-cycles>
    <meta:generator>OpenOffice/4.1.2$Win32 OpenOffice.org_project/412m3$Build-9782</meta:generator>
    <meta:document-statistic meta:table-count="0" meta:image-count="0" meta:object-count="0" meta:page-count="8" meta:paragraph-count="133" meta:word-count="2776" meta:character-count="14158"/>
  </office:meta>
</office:document-meta>
</file>